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ai Banna SIL Medium" svg:font-family="'Dai Banna SIL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-asian="Dai Banna SIL Medium" style:font-name-complex="Dai Banna SIL Mediu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　　　　ᦝᧂᦑᦸᦰᦵᦑᦲᧈᦓᦲᦰᦗᦻᦗᦲᧈᦈᧅᦶᦐᦏᦲᧈᦏᦾᧉᦟᧁᧈᦺᦞᧉᦺᦃᦂᦱᧇᦵᦂᧂᦆᧄᦂᦸᧃᧈᦵᦓᦲ，ᦅᧄᦙᦲᦺᦞᧉᦈᧅᦺᦃᦉᦱᧃᦍᦸᦍᦹᧃᧈ，ᦗᦸᦵᦖᦲᧃᦡᧂᧈᦶᦉᧃᦖᦹᧃᧈᦎᦳᧃᧉᦡᦸᧅᧈᦺᦙᧉᦺᦃᦂᦱᧇᦈᦸᧃᦟᦸᧃ，ᦎᦱᧄᦆᦱᧁᧈᦵᦙᦲᧂᦓᦅᦸᧃᦦᦱᧂᧉᦔᧃᦈᦱᦓᦅᦟᦱᧆ，ᦓᧅᦕᦱᧆᦈᧁᧉᦅᦳᧃᦣᦴᧉᦵᦙᦲᧈᦂᦸᧃᧈᦉᦸᧃᦔᧃ，ᦢᧁᧈᦺᦋᧈᦎᦱᦋᦻᦠᧃᦠᦱᧅᦒᧄᦟᧁᧈᦺᦞᧉ，ᦵᦟᧅᦋᦹᧈᦞᦱᧈᦵᦙᦲᧂᦺᦊᧈᦦᦱᧂᧉᦓᦅᦟᦱᧆᦔᧃᦈᦱᦞᦓᦱ，ᦠᦱᧅᦔᦲᧃᦵᦙᦲᧂᦷᦜᧂᦦᦱᧂᧉᦁᦱᦓᦱᦵᦣᦲᧂᦣᦳᧂᧈ，ᦑᦳᧂᧈᦓᦱᦦᦱᧂᧉᦟᦰᦟᧂᧉᦵᦟᧂᦟᦱᧇᦉᦂᧃᦎᦱ，ᦍᧂᦙᦲᦉᦱᦃᦱᦟᦸᧄᧉᦣᦲᧄᦵᦙᦲᧂᦡᦳᧂᦵᦏᦲᧃᧈ，ᦵᦟᦲᧃᧈᦟᦱᧃᧈᦓᧄᧉᦶᦙᧈᦦᦱᧂᧉᦺᦜᦕᦱᧈᦂᦱᧂᦵᦙᦲᧂ，ᦍᧂᦙᦲᦵᦟᦲᧂᦵᦗᦲᧂᦓᧄᧉᦐᦸᧂᦺᦉᦉᦜᦺᦊᧈ，ᦷᦌᧆᦌᦱᧆᦠᦸᧄᦡᦸᧅᧈᦺᦙᧉᦙᦸᧃᦍᦲᧂᧈᦈᦱᧄᦔᦱ，ᦁᧃᦞᦱᧈᦟᦤᦴᦠᦸᧂᧉᦔᦲᦵᦡᦲᧃᦉᦵᦖᦲᦵᦑᧂᧈ，ᦅᧃᦞᦱᧈᦏᦹᧂᦵᦃᧂᧈᦂᦱᧉᦍᦱᧄᦣᦸᧃᧉᦵᦙᧅᦆᦰᦜᧂᧈᦺᦜ，ᦃᦳᧂᦵᦙᦲᧂᦦᦱᧂᧉᦺᦉᦵᦟᦲᧂᦔᦲᧃᦋᦳᧄᧈ，ᦜᦻᦅᦱᧈᦚᦳᧂᦖᦱᧅᦉᦳᧄᧉᦟᦴᧅᦺᦙᧉᦢᧁᧈᦃᦱᧆᦔᦲᦵᦡᦲᧃ，ᦞᧃᦞᧃᦍᦲᧃᦵᦉᧂᦃᧇᦵᦉᦲᧃᦔᦲᧈᦶᦓᦙᦲᧈᦂᦸᧂᧉ，ᦙᦲᦑᧂᦵᦉᧂᦺᦠᧈᦅᦸᧂᧉᦵᦌᦲᧂ᧕ᦔᦲᧃᦅᦴᧈᦂᧇᦂᦸᧂ，ᦂᦱᧃᦃᦲᦖᦸᧂᦢᧁᧈᦙᦲᦙᦱᦺᦂᧉ，ᦺᦘᧈᦊᦴᧈᦑᦸᧂᧉᦵᦙᦲᧂᦦᦱᧂᧉᦜᦻᦖᦹᧃᧈᦜᧂᦵᦣᦲᧃ，ᦵᦖᦲᧃᦋᧂᧈᦵᦋᦲᧃ᧞ᦋᦱᧁᦊᦴᧈᦺᦓᦷᦆᧂᦝᦱᧉ，ᦚᦳᧂᦖᦴᧈᦙᦱᧉᦶᦟᧃᧈᦔᦾᧉᦶᦂᧄᦖᦴᧈᦷᦣᦩᦻ，ᦙᦲᦔᦲᧃᦷᦜᧂ᧞ᦜᦻᦎᦲᧄᦈᦸᧆᧈᦺᦗᦋᦴᧈᦡᦱᧁᧉ，ᦗᦱᧁᧉᦅᦲᧈᦂᦱᧃᧉᦷᦃᧂᧈᦆᦳᧄᧉᦟᦳᧄᦗᧆᦶᦦᧂᧈᦺᦢ，ᦜᦻᦅᦱᧈᦃᦸᧂᦕᦰᦺᦈᦠᦱᧅᦙᦲᦘᧂᧈᦘᦸᧄᧉ，ᦺᦘᧈᦊᦴᧈᦟᦸᧄᧉᦵᦙᦲᧂᦦᦱᧂᧉ，ᦢᧁᧈᦺᦣᧉᦋᦳᧆᦵᦃᧄᦉᧂᦶᦑᧉᦤᦻ．</text:p>
      <text:p text:style-name="P1">　　　　ᦝᧂᦑᦸᦰᦵᦑᦲᧈᦓᦲᦰᦋᦻᦈᧅᦺᦃᦟᧁᧈᦵᦞᧂᦔᧃᦈᦱᦦᦱᧂᧉᦒᦱᦓᦲᦉᦜᦀᦱᧆ，ᦕᦱᦉᦱᧆᦆᧄᦵᦆᧃᧈᦶᦂᧁᧉᦎᦲᧆᦗᦸᧅᦆᧄᦶᦡᧂ，ᦵᦞᧂᦶᦉᧂᦈᧁᧉᦀᧁᦠᦲᧃᦆᧇᦂᦸᧈ，ᦗᦸᦃᦲᧈᦙᦱᧉᦶᦟᧃᧈᦔᦾᧉᦵᦐᦲᦂᧄᧈᦶᦗᧂᦵᦞᧂᦞᦓᦱ，ᦙᦲᦑᧂᦺᦜᦵᦗᧂᦓᧄᧉᦝᦸᧂᦇᦱᧄᦵᦑᧁᦕᦱᧈ，ᦌᦱᧆᦌᦱᧆᦕᦻᧉᦵᦞᧂᦑᦱᧁᧉᦺᦂᧉᦂᦲᧄᧈᦎᦲᧃᦵᦡᧂ，ᦵᦟᧂᦵᦗᧂᦓᧄᧉᦞᧂᦺᦉᦑᦱᧈᦟᦱᧇ，ᦍᦴᦑᦱᧂᧈᦟᦳᧂᦀᦱᧇᦓᧄᧉᦶᦙᧈᦦᦱᧂᧉᦋᧄᦟᦰᦃᦉᦲ，ᦞᧃᦞᧃᦠᦏᦲᦋᦱᧂᧉᦗᦸᦗᧃᦟᦳᧂᦑᦱᧈ，ᦷᦃᧇᧈᦵᦙᦲᧈᦜᦱᧉᦞᧃᦋᦻᧉᦵᦑᧁᦟᦱᧈᦎᦲᧃᦵᦋᧂ，ᦵᦖᦲᧃᦡᧂᧈᦵᦞᧂᦎᦱᦞᦎᦲᧂᦉᦱᦊᦴᧈᦺᦓᦷᦆᧂᦝᦱᧉ，ᦉᧂᦢᧁᧈᦃᧁᧉᦙᦱᦷᦙᧉᦍᦴᦑᦱᧂᧈᦊᦸᧂᧉᦵᦀᧂᧈᦂᧃ，ᦵᦞᧂᦆᧄᦈᧁᧉᦉᦂᧃᦞᦸᧃᦉᦳᧅᦉᦱᧈ．ᦁᧃᦞᦱᧈᦠᦸᦕᦱᦉᦱᧆᦈᧁᧉᦇᦱᧄᦷᦟᧃᧉᦶᦔᧂᦍᦸᧆᦷᦤᧂᦔᦲ，ᦺᦢᦉᦜᦲᦍᦾᧉᦎᦲᧃᦋᦻᦠᦾᧉᦠᦲᧂᧈ，ᦌᦲᧂᧈᦌᦲᧂᧈᦟᦳᧄᦏᦲᧇᧈᦏᦸᧉᦋᦸᧈᦝᦱᧉᦵᦉᧂᦠᦲᧂᧈᦢᦲᧂᦺᦍ，ᦠᦸᦆᧄᦈᧁᧉᦠᧇᦺᦃᦣᦾᧉᦔᦸᧂᧈ，ᦟᦳᧄᦔᧁᧈᦟᦸᧂᧉᦶᦡᧆᧈᦏᦸᧂᧈᦏᦹᧂᦺᦓ，ᦍᦴᦑᦱᧂᧈᦠᧇ᧞ᦺᦃᦉᦸᧂᧈᦺᦉᦶᦟᧂᦶᦈᧂᧉ，ᦋᦴᧈᦶᦈᧂᧈᦠᦸᧂᧉᦠᦸᦑᦱᧁᧉᦎᦲᧆᦗᦸᧅᦆᧄᦶᦡᧂ，ᦨᦱᧂᦶᦉᧂᦶᦂᧁᧉᦇᦱᧄᦙᦷᦍᦕᦡᧇᦺᦉᧈ，ᦕᦲᧁᦢᧁᧈᦉᧁᧉᦵᦣᦲᧈᦺᦞᧉᦞᧃᦆᧄᧈᦉᦸᧂᧈᦺᦉ，ᦋᦱᧁᦵᦙᦲᧂᦺᦂᦃᧁᧉᦙᦱᦅᧃᦏᦻᦉᦽᧈᦀᦜᦽᧈᦈᧁᧉᦢᧁᧈᦺᦣᧉᦶᦉᧂᦈᦲᧂᧈᦇᦹᧃᦆᧄ，ᦑᧄᦞᦱᧂᦺᦞᧉᦺᦓᦉᦱᧂᦂᦸᧂᦂᦸᧈ，ᦍᦴᦑᦱᧂᧈᦈᧁᧉᦐᦸᧈᦑᦱᧁᧉᦷᦈᧅᦈᦻᧈᦂᦲᧃᦑᦱᧃ，ᦞᧃ᧞᧖ᦶᦉᧃᦇᦹᧃ，ᦞᧃ᧞᧖ᦶᦉᧃᦆᧄ，ᦂᦲᧃᦈᦻᧈᦑᦱᧃᦢᦸᧉᦢᧁᧈᦌᧄᧉ，ᦵᦖᦲᧃᦡᧂᧈᦓᧄᧉᦶᦙᧈᦦᦱᧂᧉᦺᦜᦜᦲᧂᧈᦙᦱᦣᦸᧄ，ᦍᦴᦑᦱᧂᧈᦈᦸᧄᦵᦈᦲᧂᦈᧁᧉᦉᦵᦖᧀᦵᦙᦲᧂᦁᦳᧂᦀᦱᧆ，ᦒᦱᦍᦱᧆᦠᦸᧄᦖᦴᧈᦋᦳᧄᦺᦘᧈᦝᦱᧉᦓᦅᦟᦱᧆᦶᦉᧃᦏᦱᧃ，ᦔᦟᦲᧉᦞᦱᧃᦙᦲᦜᦻᦶᦉᧃ，ᦘᦸᧄᧉᦵᦉᦓᦱᦜᦻᦆᦵᦋᦲᧂᧈ，ᦵᦆᦲᧂᧈᦶᦠᧈᦈᧁᧉᦋᦸᧈᦅᦸᧄᧉ，ᦙᦲᦇᦱᧁᧉᦂᧇᦎᦱᧁ，ᦙᦲᦑᧂᦍᦸᧂᦍᦱᧁᦘᦸᧄᧉᦚᦳᧂᦋᦳᧄᦙᦸᧅᦓᦱᧆ，ᦓᦱᧄᦙᦋᦱᧆᦈᧁᧉᦶᦕᧃᧈᦝᦱᧉᦎᦳᧃᦍᦲᧂᧈᦉᦵᦛᧀᦵᦙᦲᧂ，ᦵᦟᧅᦋᦲᧈᦞᦱᧈᦘᦍᦱᦘᦳᧄᦙᦑᧃᦎᦱᦑᦱᧁᧉᦟᦱᦋᦱᦁᦳᧂᦀᦱᧆ，ᦓᦱᧂᦓᦱᧆᦓᦸᧂᧉᦉᦜᦲᦐᦸᧈᦵᦑᦞᦲ，ᦋᦲᧈᦞᦱᧈᦓᦱᧂᦈᧃᦑᦟᧂᦉᦲ，ᦶᦂᧁᧉᦕᦲᧁᦺᦞᦺᦈᦙᦸᧂᧈ，ᦚᦳᧂᦖᦴᧈᦋᦳᧄᦅᦸᧄᧈᦺᦋᧉᦙᦱᦚᧁᧉᦊᦴᧈᦶᦠᧃᦉᦳᧂᦶᦞᧃᦷᦟᧃᧉᦂᦱᦍᦱᦅᦲᧁᧉᦵᦚᧆᧈ，ᦵᦀᧆᧈᦵᦜᧆᧈᦶᦂᧁᧉᦅᦸᧄᧈᦺᦋᧉᦙᦲᦖᦹᧃᧈ᧖ᦗᧃᦓᦱᧂᦞᦓᦱ，ᦉᧂᦙᦱᦒᦱᦍᦱᧆᦢᦱᧂᦎᦱᦈᧁᧉᦑᧂ᧒ᦉᦵᦛᧀᦟᦱᧆ，ᦉᦏᦲᦰᦊᦴᧈᦠᦸᧂᧉᦵᦙᦲᧂᦑᦱᧁᧉᦕᦱᦉᦱᧆᦙᦳᧃᦵᦑᧃ，ᦵᦓᧃᦗᧃᦈᧁᧉᦑᦹᧂᦓᦱᧂᦉᦳᧅᦉᦱᧈᦶᦑᧉᦤᦻ．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ai Banna SIL Medium" svg:font-family="'Dai Banna SIL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7T16:35:44.622100263</dc:date>
    <meta:editing-duration>PT31S</meta:editing-duration>
    <meta:editing-cycles>1</meta:editing-cycles>
    <meta:document-statistic meta:table-count="0" meta:image-count="0" meta:object-count="0" meta:page-count="1" meta:paragraph-count="2" meta:word-count="148" meta:character-count="2018" meta:non-whitespace-character-count="2010"/>
    <meta:generator>LibreOffice/7.3.4.2$Linux_X86_64 LibreOffice_project/30$Build-2</meta:generator>
  </office:meta>
</office:document-meta>
</file>